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Text_20_body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/>
      <style:text-properties style:text-underline-style="none" fo:font-weight="normal" style:font-weight-asian="normal" style:font-weight-complex="normal"/>
    </style:style>
    <style:style style:name="P14" style:family="paragraph" style:parent-style-name="Без_20_интервала">
      <style:text-properties style:font-name="Times New Roman" fo:font-size="10pt" style:font-size-asian="10pt" style:font-size-complex="10pt"/>
    </style:style>
    <style:style style:name="P15" style:family="paragraph" style:parent-style-name="Без_20_интервала">
      <style:text-properties fo:font-size="10pt" style:font-size-asian="10pt" style:font-size-complex="10pt"/>
    </style:style>
    <style:style style:name="P16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7" style:family="paragraph" style:parent-style-name="ConsPlusNonformat">
      <style:paragraph-properties fo:orphans="2" fo:widows="2"/>
      <style:text-properties style:font-name="Times New Roman" fo:font-size="10pt" style:font-size-asian="10pt" style:font-size-complex="10pt"/>
    </style:style>
    <style:style style:name="P18" style:family="paragraph" style:parent-style-name="ConsPlusNonformat">
      <style:paragraph-properties fo:orphans="2" fo:widows="2"/>
      <style:text-properties style:font-name="Times New Roman" fo:font-size="10pt" style:font-size-asian="10pt" style:font-name-complex="Times New Roman" style:font-size-complex="10pt"/>
    </style:style>
    <style:style style:name="P19" style:family="paragraph" style:parent-style-name="ConsPlusNonformat">
      <style:paragraph-properties fo:orphans="2" fo:widows="2"/>
      <style:text-properties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20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1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tyle="normal" style:text-underline-style="none"/>
    </style:style>
    <style:style style:name="P26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2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зкое"/>
            <form:item form:label="высокое"/>
            <form:item form:label="загрудинное"/>
          </form:combobox>
          <form:combobox form:name="Поле со списком 4" form:control-implementation="ooo:com.sun.star.form.component.ComboBox" form:id="control23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еткие"/>
            <form:item form:label="не четкие"/>
          </form:combobox>
          <form:combobox form:name="Поле со списком 4" form:control-implementation="ooo:com.sun.star.form.component.ComboBox" form:id="control24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бугристые"/>
            <form:item form:label="волнистые"/>
          </form:combobox>
          <form:combobox form:name="Поле со списком 4" form:control-implementation="ooo:com.sun.star.form.component.ComboBox" form:id="control25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  <form:item form:label="умеренно повышена"/>
            <form:item form:label="умеренно понижена"/>
          </form:combobox>
          <form:combobox form:name="Поле со списком 4" form:control-implementation="ooo:com.sun.star.form.component.ComboBox" form:id="control26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  <form:item form:label="дифузно неоднородная"/>
          </form:combobox>
          <form:combobox form:name="Поле со списком 4" form:control-implementation="ooo:com.sun.star.form.component.ComboBox" form:id="control27" form:dropdown="true" form:size="20" form:current-value="за счет участков пониженной" form:value="за счет участков пониженн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участков пониженной"/>
            <form:item form:label="за счет участков умеренно пониженной"/>
            <form:item form:label="за счет участков повышенной"/>
            <form:item form:label="за счет участков умеренно повышенной"/>
            <form:item form:label="за счет эхогенных линейных включений"/>
            <form:item form:label="за счет эхогенных тяжистых включений"/>
            <form:item form:label="за счет эхогенных лин. и тяж. включений"/>
            <form:item form:label="за счет чередования участков повыш. и пониж. эхог."/>
          </form:combobox>
          <form:combobox form:name="Поле со списком 4" form:control-implementation="ooo:com.sun.star.form.component.ComboBox" form:id="control2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хогенности с обеих сторон"/>
          </form:combobox>
          <form:combobox form:name="Поле со списком 4" form:control-implementation="ooo:com.sun.star.form.component.ComboBox" form:id="control29" form:dropdown="true" form:size="20" form:current-value="не изменен" form:value="не 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изменен"/>
            <form:item form:label="усилен"/>
            <form:item form:label="снижен"/>
            <form:item form:label="резко усилен"/>
            <form:item form:label="пылающий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1" svg:width="1.706cm" svg:height="0.5cm" svg:x="2.039cm" svg:y="4.794cm" draw:control="control1"/>
      <draw:control text:anchor-type="page" text:anchor-page-number="1" draw:z-index="2" draw:style-name="gr1" draw:text-style-name="P21" svg:width="4.493cm" svg:height="0.5cm" svg:x="2.039cm" svg:y="5.793cm" draw:control="control2"/>
      <draw:control text:anchor-type="page" text:anchor-page-number="1" draw:z-index="3" draw:style-name="gr1" draw:text-style-name="P21" svg:width="1.502cm" svg:height="0.5cm" svg:x="11.61cm" svg:y="5.733cm" draw:control="control3"/>
      <draw:control text:anchor-type="page" text:anchor-page-number="1" draw:z-index="4" draw:style-name="gr2" draw:text-style-name="P21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6" text:outline-level="1"/>
      <text:h text:style-name="P16" text:outline-level="1">ПРОТОКОЛ</text:h>
      <text:p text:style-name="P5">УЛЬТРАЗВУКОВОГО ИССЛЕДОВАНИЯ <text:span text:style-name="T2">ЩЕТОВИДНОЙ ЖЕЛЕЗЫ С ДОПЛЕРОВСКИМ АНАЛИЗОМ</text:span></text:p>
      <text:p text:style-name="P5"/>
      <text:p text:style-name="P5"><draw:control text:anchor-type="paragraph" draw:z-index="5" draw:style-name="gr3" draw:text-style-name="P22" svg:width="11.875cm" svg:height="0.421cm" svg:x="1.568cm" svg:y="0.203cm" draw:control="control5"/></text:p>
      <text:p text:style-name="P2"><draw:control text:anchor-type="paragraph" draw:z-index="6" draw:style-name="gr3" draw:text-style-name="P22" svg:width="2.664cm" svg:height="0.421cm" svg:x="3.103cm" svg:y="0.295cm" draw:control="control6"/></text:p>
      <text:p text:style-name="P2"><draw:control text:anchor-type="paragraph" draw:z-index="7" draw:style-name="gr3" draw:text-style-name="P22" svg:width="5.529cm" svg:height="0.421cm" svg:x="3.925cm" svg:y="0.307cm" draw:control="control7"/><draw:control text:anchor-type="paragraph" draw:z-index="8" draw:style-name="gr3" draw:text-style-name="P22" svg:width="2.421cm" svg:height="0.421cm" svg:x="11.005cm" svg:y="0.247cm" draw:control="control8"/></text:p>
      <text:p text:style-name="Standard"/>
      <text:p text:style-name="P15"><text:span text:style-name="T3">Перешеек: </text:span><text:bookmark-start text:name="Перешеек"/><text:span text:style-name="T3"><draw:control text:anchor-type="as-char" svg:y="-0.259cm" draw:z-index="13" draw:style-name="gr6" draw:text-style-name="P25" svg:width="0.888cm" svg:height="0.35cm" draw:control="control13"/></text:span><text:bookmark-end text:name="Перешеек"/><text:span text:style-name="T3"> (мм). </text:span></text:p>
      <text:p text:style-name="P15"><text:span text:style-name="T3">Правая доля: </text:span><text:span text:style-name="T3"><draw:control text:anchor-type="as-char" svg:y="-0.259cm" draw:z-index="14" draw:style-name="gr6" draw:text-style-name="P25" svg:width="0.888cm" svg:height="0.35cm" draw:control="control14"/></text:span><text:span text:style-name="T3"> (мм.) </text:span><text:span text:style-name="T7">V</text:span><text:span text:style-name="T3"> <text:s/></text:span><text:bookmark-start text:name="ПраваяДоляОбъем"/><text:span text:style-name="T3"><draw:control text:anchor-type="as-char" svg:y="-0.259cm" draw:z-index="15" draw:style-name="gr6" draw:text-style-name="P25" svg:width="0.888cm" svg:height="0.35cm" draw:control="control15"/></text:span><text:bookmark-end text:name="ПраваяДоляОбъем"/><text:span text:style-name="T3"> (см3.). </text:span></text:p>
      <text:p text:style-name="P15"><text:span text:style-name="T3">Левая доля: </text:span><text:span text:style-name="T3"><draw:control text:anchor-type="as-char" svg:y="-0.259cm" draw:z-index="17" draw:style-name="gr6" draw:text-style-name="P25" svg:width="0.888cm" svg:height="0.35cm" draw:control="control17"/></text:span><text:span text:style-name="T3"> (мм.) </text:span><text:span text:style-name="T7">V</text:span><text:span text:style-name="T3"> </text:span><text:bookmark-start text:name="ЛеваяДоляОбъем"/><text:span text:style-name="T3"><draw:control text:anchor-type="as-char" svg:y="-0.259cm" draw:z-index="16" draw:style-name="gr6" draw:text-style-name="P25" svg:width="0.888cm" svg:height="0.35cm" draw:control="control16"/></text:span><text:bookmark-end text:name="ЛеваяДоляОбъем"/><text:span text:style-name="T3"> (см3.). </text:span></text:p>
      <text:p text:style-name="P15"><text:span text:style-name="T7">V</text:span><text:span text:style-name="T3"> щитовидной железы </text:span><text:bookmark-start text:name="ОбъемЩитовидЖелез"/><text:span text:style-name="T3"><draw:control text:anchor-type="as-char" svg:y="-0.259cm" draw:z-index="18" draw:style-name="gr6" draw:text-style-name="P25" svg:width="0.888cm" svg:height="0.35cm" draw:control="control18"/></text:span><text:bookmark-end text:name="ОбъемЩитовидЖелез"/><text:span text:style-name="T3"> (см3.). </text:span></text:p>
      <text:p text:style-name="P15"><text:span text:style-name="T3">Расположение: </text:span><text:span text:style-name="T3"><draw:control text:anchor-type="as-char" svg:y="-0.272cm" draw:z-index="22" draw:style-name="gr6" draw:text-style-name="P26" svg:width="2.398cm" svg:height="0.35cm" draw:control="control22"/></text:span><text:bookmark-start text:name="Расположение"/><text:bookmark-end text:name="Расположение"/><text:span text:style-name="T3"> </text:span><text:bookmark-start text:name="РасположениеТекст"/><text:span text:style-name="T3"><draw:control text:anchor-type="as-char" svg:y="-0.259cm" draw:z-index="19" draw:style-name="gr6" draw:text-style-name="P25" svg:width="0.888cm" svg:height="0.35cm" draw:control="control19"/></text:span><text:bookmark-end text:name="РасположениеТекст"/></text:p>
      <text:p text:style-name="P15"><text:span text:style-name="T4">Контуры</text:span><text:span text:style-name="T3">: </text:span><text:bookmark-start text:name="Контуры1"/><text:span text:style-name="T3"><draw:control text:anchor-type="as-char" svg:y="-0.272cm" draw:z-index="23" draw:style-name="gr6" draw:text-style-name="P26" svg:width="1.761cm" svg:height="0.35cm" draw:control="control23"/></text:span><text:bookmark-end text:name="Контуры1"/><text:span text:style-name="T3"> </text:span><text:span text:style-name="T3"><draw:control text:anchor-type="as-char" svg:y="-0.272cm" draw:z-index="24" draw:style-name="gr6" draw:text-style-name="P26" svg:width="1.761cm" svg:height="0.35cm" draw:control="control24"/></text:span><text:span text:style-name="T3"> </text:span><text:bookmark-start text:name="Контуры2"/><text:bookmark-end text:name="Контуры2"/><text:span text:style-name="T3"><text:s/></text:span></text:p>
      <text:p text:style-name="P15"><text:span text:style-name="T4">Эхогенность</text:span><text:span text:style-name="T3">: <text:s/></text:span><text:span text:style-name="T3"><draw:control text:anchor-type="as-char" svg:y="-0.272cm" draw:z-index="25" draw:style-name="gr6" draw:text-style-name="P26" svg:width="2.878cm" svg:height="0.35cm" draw:control="control25"/></text:span><text:bookmark-start text:name="Эхогенность"/><text:bookmark-end text:name="Эхогенность"/></text:p>
      <text:p text:style-name="P15"><text:span text:style-name="T4">Структура: </text:span><text:span text:style-name="T4"><draw:control text:anchor-type="as-char" svg:y="-0.272cm" draw:z-index="26" draw:style-name="gr6" draw:text-style-name="P26" svg:width="3.596cm" svg:height="0.35cm" draw:control="control26"/></text:span><text:span text:style-name="T3"> </text:span><text:span text:style-name="T3"><draw:control text:anchor-type="as-char" svg:y="-0.272cm" draw:z-index="27" draw:style-name="gr6" draw:text-style-name="P26" svg:width="5.97cm" svg:height="0.35cm" draw:control="control27"/></text:span><text:bookmark-start text:name="Структура"/><text:bookmark-end text:name="Структура"/><text:span text:style-name="T3"> </text:span><text:span text:style-name="T3"><draw:control text:anchor-type="as-char" svg:y="-0.272cm" draw:z-index="28" draw:style-name="gr6" draw:text-style-name="P26" svg:width="3.412cm" svg:height="0.35cm" draw:control="control28"/></text:span><text:bookmark-start text:name="ПолеСоСписком1"/><text:bookmark-end text:name="ПолеСоСписком1"/><text:span text:style-name="T3"> </text:span><text:bookmark-start text:name="ТекстовоеПоле1"/><text:span text:style-name="T3"><draw:control text:anchor-type="as-char" svg:y="-0.259cm" draw:z-index="20" draw:style-name="gr6" draw:text-style-name="P25" svg:width="0.888cm" svg:height="0.35cm" draw:control="control20"/></text:span><text:bookmark-end text:name="ТекстовоеПоле1"/></text:p>
      <text:p text:style-name="P14"><text:span text:style-name="T8">При ЦДК кровоток</text:span>: <draw:control text:anchor-type="as-char" svg:y="-0.272cm" draw:z-index="29" draw:style-name="gr6" draw:text-style-name="P26" svg:width="2.738cm" svg:height="0.35cm" draw:control="control29"/> <draw:control text:anchor-type="as-char" svg:y="-0.259cm" draw:z-index="21" draw:style-name="gr6" draw:text-style-name="P25" svg:width="0.888cm" svg:height="0.35cm" draw:control="control21"/></text:p>
      <text:p text:style-name="P9"><text:bookmark-start text:name="Коментарии"/><text:bookmark-end text:name="Коментарии"/><text:span text:style-name="T5"/></text:p>
      <text:p text:style-name="P19"/>
      <text:p text:style-name="P13"><draw:control text:anchor-type="paragraph" draw:z-index="11" draw:style-name="gr3" draw:text-style-name="P24" svg:width="14.941cm" svg:height="0.38cm" svg:x="2.044cm" svg:y="0.002cm" draw:control="control11"/>Заключение: </text:p>
      <text:p text:style-name="P12"/>
      <text:p text:style-name="P7"><draw:control text:anchor-type="paragraph" draw:z-index="9" draw:style-name="gr4" draw:text-style-name="P23" svg:width="0.003cm" svg:height="0.003cm" svg:x="0cm" svg:y="0cm" draw:control="control9"/>Врач: <draw:control text:anchor-type="as-char" draw:z-index="12" draw:style-name="gr5" draw:text-style-name="P23" svg:width="4.67cm" svg:height="0.421cm" draw:control="control12"/></text:p>
      <text:p text:style-name="P6">Медицинский регистратор: <draw:control text:anchor-type="as-char" draw:z-index="10" draw:style-name="gr5" draw:text-style-name="P23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7:57:19.07</dc:date>
    <dc:creator>Дмитрий Деренок</dc:creator>
    <meta:editing-duration>PT15H32M31S</meta:editing-duration>
    <meta:editing-cycles>42</meta:editing-cycles>
    <meta:generator>OpenOffice.org/3.2$Win32 OpenOffice.org_project/320m12$Build-9483</meta:generator>
    <meta:document-statistic meta:table-count="1" meta:image-count="1" meta:object-count="0" meta:page-count="1" meta:paragraph-count="18" meta:word-count="58" meta:character-count="506"/>
  </office:meta>
</office:document-meta>
</file>